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16cm" fo:min-width="0.866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draw:transform="rotate (2.35619449019234) translate (0.801cm 1.792cm)">
          <text:p/>
          <draw:enhanced-geometry svg:viewBox="0 0 21600 21600" draw:text-areas="?f5 ?f1 ?f6 ?f2" draw:mirror-horizontal="true" draw:mirror-vertical="false" draw:type="notched-right-arrow" draw:modifiers="12827.408993576 6305.7815845824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90000" draw:end-color="#ff3333" draw:start-intensity="100%" draw:end-intensity="100%" draw:angle="300" draw:border="0%"/>
    <draw:gradient draw:name="My_20_Radial_20_red" draw:display-name="My Radial red" draw:style="radial" draw:cx="50%" draw:cy="50%" draw:start-color="#990000" draw:end-color="#ff3333" draw:start-intensity="100%" draw:end-intensity="100%" draw:border="0%"/>
    <draw:gradient draw:name="My_20_Tango_20_Orange" draw:display-name="My Tango Orange" draw:style="linear" draw:start-color="#ffff00" draw:end-color="#ffd32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02:20.307897286</dc:date>
    <meta:editing-duration>P1DT15H18S</meta:editing-duration>
    <meta:editing-cycles>78</meta:editing-cycles>
    <meta:generator>LibreOffice/5.1.6.2$Linux_X86_64 LibreOffice_project/10m0$Build-2</meta:generator>
    <meta:document-statistic meta:object-count="1"/>
  </office:meta>
</office:document-meta>
</file>